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eecc026000" style:family="table" style:master-page-name="ta-mp-0x7feecc026000">
      <style:table-properties table:display="true" style:writing-mode="lr-tb"/>
    </style:style>
    <style:style style:name="ta-0x7feecc0261f0" style:family="table" style:master-page-name="ta-mp-0x7feecc0261f0">
      <style:table-properties table:display="true" style:writing-mode="lr-tb"/>
    </style:style>
    <style:style style:name="ta-0x7feecc0263e0" style:family="table" style:master-page-name="ta-mp-0x7feecc0263e0">
      <style:table-properties table:display="true" style:writing-mode="lr-tb"/>
    </style:style>
    <style:style style:name="ta-0x7feecc0265d0" style:family="table" style:master-page-name="ta-mp-0x7feecc0265d0">
      <style:table-properties table:display="true" style:writing-mode="lr-tb"/>
    </style:style>
    <style:style style:name="ta-0x7feecc0267c0" style:family="table" style:master-page-name="ta-mp-0x7feecc0267c0">
      <style:table-properties table:display="true" style:writing-mode="lr-tb"/>
    </style:style>
    <style:style style:name="ta-0x7feecc0269b0" style:family="table" style:master-page-name="ta-mp-0x7feecc026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eecc04b8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ecc04aa6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eecc04b9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a9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8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9a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3d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94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a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e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bf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62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e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f6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d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d0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d1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d2e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d4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15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b9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2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3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cb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0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4d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f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c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d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0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b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5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af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72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87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b5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75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1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c2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eecc04d5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8.25pt" style:use-optimal-column-width="true"/>
    </style:style>
    <style:style style:name="ACOL-2" style:family="table-column"/>
    <style:style style:name="ACOL-3" style:family="table-column">
      <style:table-column-properties style:column-width="184.50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128.25pt" style:use-optimal-column-width="true"/>
    </style:style>
    <style:style style:name="ACOL-6" style:family="table-column">
      <style:table-column-properties style:column-width="141.75pt" style:use-optimal-column-width="true"/>
    </style:style>
    <style:style style:name="ACOL-7" style:family="table-column">
      <style:table-column-properties style:column-width="55.50pt" style:use-optimal-column-width="true"/>
    </style:style>
    <style:style style:name="ACOL-8" style:family="table-column">
      <style:table-column-properties style:column-width="70.50pt" style:use-optimal-column-width="true"/>
    </style:style>
    <style:style style:name="ACOL-9" style:family="table-column">
      <style:table-column-properties style:column-width="46.50pt" style:use-optimal-column-width="true"/>
    </style:style>
    <style:style style:name="ACOL-10" style:family="table-column">
      <style:table-column-properties style:column-width="76.50pt" style:use-optimal-column-width="true"/>
    </style:style>
    <style:style style:name="ACOL-11" style:family="table-column">
      <style:table-column-properties style:column-width="120.00pt" style:use-optimal-column-width="true"/>
    </style:style>
    <style:style style:name="ACOL-12" style:family="table-column">
      <style:table-column-properties style:column-width="120.75pt" style:use-optimal-column-width="true"/>
    </style:style>
    <style:style style:name="ACOL-13" style:family="table-column">
      <style:table-column-properties style:column-width="49.50pt" style:use-optimal-column-width="true"/>
    </style:style>
    <style:style style:name="ACOL-14" style:family="table-column">
      <style:table-column-properties style:column-width="68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eecc026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eecc04b8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eecc04aa6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eecc04b970" office:value-type="string">
            <text:p>goToMerchantLoginPage</text:p>
          </table:table-cell>
          <table:table-cell table:number-columns-repeated="127" table:style-name="Gnumeric-default"/>
        </table:table-row>
        <table:table-row table:style-name="AROW-2">
          <table:table-cell table:style-name="ACE-0x7feecc04b970" office:value-type="string">
            <text:p>mobileWAPMerchantLogin</text:p>
          </table:table-cell>
          <table:table-cell table:number-columns-repeated="127" table:style-name="Gnumeric-default"/>
        </table:table-row>
        <table:table-row table:style-name="AROW-2">
          <table:table-cell table:style-name="ACE-0x7feecc04b970" office:value-type="string">
            <text:p>merchantRequestStoreApproval</text:p>
          </table:table-cell>
          <table:table-cell table:number-columns-repeated="127" table:style-name="Gnumeric-default"/>
        </table:table-row>
        <table:table-row table:style-name="AROW-2">
          <table:table-cell table:style-name="ACE-0x7feecc04ba98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121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eecc0261f0" table:print="false">
        <office:forms form:automatic-focus="false" form:apply-design-mode="false">
          <form:form/>
        </office:forms>
        <table:table-column table:default-cell-style-name="ACE-0x7feecc04a940" table:style-name="ACOL-3"/>
        <table:table-column table:default-cell-style-name="ACE-0x7feecc04a940" table:style-name="ACOL-4"/>
        <table:table-column table:default-cell-style-name="ACE-0x7feecc04a940" table:style-name="ACOL-5"/>
        <table:table-column table:default-cell-style-name="ACE-0x7feecc04a940" table:style-name="ACOL-3"/>
        <table:table-column table:default-cell-style-name="ACE-0x7feecc04a940" table:style-name="ACOL-6" table:number-columns-repeated="2"/>
        <table:table-column table:default-cell-style-name="ACE-0x7feecc04a940" table:style-name="ACOL-7"/>
        <table:table-column table:default-cell-style-name="ACE-0x7feecc04a940" table:style-name="ACOL-8"/>
        <table:table-column table:default-cell-style-name="ACE-0x7feecc04a940" table:style-name="ACOL-9"/>
        <table:table-column table:default-cell-style-name="ACE-0x7feecc04a940" table:style-name="ACOL-10"/>
        <table:table-column table:default-cell-style-name="ACE-0x7feecc04a940" table:style-name="ACOL-11"/>
        <table:table-column table:default-cell-style-name="ACE-0x7feecc04a940" table:style-name="ACOL-12"/>
        <table:table-column table:default-cell-style-name="ACE-0x7feecc04a940" table:style-name="ACOL-13"/>
        <table:table-column table:default-cell-style-name="ACE-0x7feecc04a940" table:style-name="ACOL-7"/>
        <table:table-column table:default-cell-style-name="ACE-0x7feecc04a940" table:style-name="ACOL-14"/>
        <table:table-column table:default-cell-style-name="ACE-0x7feecc04a940" table:style-name="ACOL-0" table:number-columns-repeated="113"/>
        <table:table-row table:style-name="AROW-2">
          <table:table-cell table:style-name="ACE-0x7feecc04c9a0" office:value-type="string">
            <text:p>User Name</text:p>
          </table:table-cell>
          <table:table-cell table:style-name="ACE-0x7feecc04cac8" office:value-type="string">
            <text:p>Login Password</text:p>
          </table:table-cell>
          <table:table-cell table:style-name="ACE-0x7feecc04cac8" office:value-type="string">
            <text:p>Request Pending Text</text:p>
          </table:table-cell>
          <table:table-cell table:style-name="ACE-0x7feecc04cac8" office:value-type="string">
            <text:p>Success Message</text:p>
          </table:table-cell>
          <table:table-cell table:style-name="ACE-0x7feecc04cac8"/>
          <table:table-cell table:style-name="ACE-0x7feecc04cbf0"/>
          <table:table-cell table:number-columns-repeated="122" table:style-name="ACE-0x7feecc04a940"/>
        </table:table-row>
        <table:table-row table:style-name="AROW-2">
          <table:table-cell table:style-name="ACE-0x7feecc04c3d8" office:value-type="string">
            <text:p>test2jenkins@gmail.com</text:p>
          </table:table-cell>
          <table:table-cell table:style-name="ACE-0x7feecc04be10" office:value-type="float" office:value="123456">
            <text:p>123456</text:p>
          </table:table-cell>
          <table:table-cell table:style-name="ACE-0x7feecc04be10" office:value-type="string">
            <text:p>Store Approval Pending</text:p>
          </table:table-cell>
          <table:table-cell table:style-name="ACE-0x7feecc04be10" office:value-type="string">
            <text:p>Your request to approve account has been sent to ShopClues Merchant Operations Team</text:p>
          </table:table-cell>
          <table:table-cell table:style-name="ACE-0x7feecc04be10"/>
          <table:table-cell table:style-name="ACE-0x7feecc04c628"/>
          <table:table-cell table:number-columns-repeated="122" table:style-name="ACE-0x7feecc04a94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0">
          <gnm:selection gnm:start-col="0" gnm:start-row="0" gnm:end-col="5" gnm:end-row="0"/>
        </gnm:selections>
      </table:table>
      <table:table table:name="MQA2_TestData" table:style-name="ta-0x7feecc0263e0" table:print="false">
        <office:forms form:automatic-focus="false" form:apply-design-mode="false">
          <form:form/>
        </office:forms>
        <table:table-column table:default-cell-style-name="ACE-0x7feecc04cd18" table:style-name="ACOL-3"/>
        <table:table-column table:default-cell-style-name="ACE-0x7feecc04cd18" table:style-name="ACOL-4"/>
        <table:table-column table:default-cell-style-name="ACE-0x7feecc04cd18" table:style-name="ACOL-5"/>
        <table:table-column table:default-cell-style-name="ACE-0x7feecc04cd18" table:style-name="ACOL-3"/>
        <table:table-column table:default-cell-style-name="ACE-0x7feecc04cd18" table:style-name="ACOL-6" table:number-columns-repeated="2"/>
        <table:table-column table:default-cell-style-name="ACE-0x7feecc04cd18" table:style-name="ACOL-7"/>
        <table:table-column table:default-cell-style-name="ACE-0x7feecc04cd18" table:style-name="ACOL-8"/>
        <table:table-column table:default-cell-style-name="ACE-0x7feecc04cd18" table:style-name="ACOL-9"/>
        <table:table-column table:default-cell-style-name="ACE-0x7feecc04cd18" table:style-name="ACOL-10"/>
        <table:table-column table:default-cell-style-name="ACE-0x7feecc04cd18" table:style-name="ACOL-11"/>
        <table:table-column table:default-cell-style-name="ACE-0x7feecc04cd18" table:style-name="ACOL-12"/>
        <table:table-column table:default-cell-style-name="ACE-0x7feecc04cd18" table:style-name="ACOL-13"/>
        <table:table-column table:default-cell-style-name="ACE-0x7feecc04cd18" table:style-name="ACOL-7"/>
        <table:table-column table:default-cell-style-name="ACE-0x7feecc04cd18" table:style-name="ACOL-14"/>
        <table:table-column table:default-cell-style-name="ACE-0x7feecc04cd18" table:style-name="ACOL-0" table:number-columns-repeated="113"/>
        <table:table-row table:style-name="AROW-2">
          <table:table-cell table:style-name="ACE-0x7feecc04ce40" office:value-type="string">
            <text:p>User Name</text:p>
          </table:table-cell>
          <table:table-cell table:style-name="ACE-0x7feecc04d090" office:value-type="string">
            <text:p>Login Password</text:p>
          </table:table-cell>
          <table:table-cell table:style-name="ACE-0x7feecc04d090" office:value-type="string">
            <text:p>Request Pending Text</text:p>
          </table:table-cell>
          <table:table-cell table:style-name="ACE-0x7feecc04d090" office:value-type="string">
            <text:p>Success Message</text:p>
          </table:table-cell>
          <table:table-cell table:style-name="ACE-0x7feecc04d090"/>
          <table:table-cell table:style-name="ACE-0x7feecc04d2e0"/>
          <table:table-cell table:number-columns-repeated="122" table:style-name="ACE-0x7feecc04cd18"/>
        </table:table-row>
        <table:table-row table:style-name="AROW-2">
          <table:table-cell table:style-name="ACE-0x7feecc04cf68" office:value-type="string">
            <text:p>test2jenkins@gmail.com</text:p>
          </table:table-cell>
          <table:table-cell table:style-name="ACE-0x7feecc04d1b8" office:value-type="float" office:value="123456">
            <text:p>123456</text:p>
          </table:table-cell>
          <table:table-cell table:style-name="ACE-0x7feecc04d1b8" office:value-type="string">
            <text:p>Store Approval Pending</text:p>
          </table:table-cell>
          <table:table-cell table:style-name="ACE-0x7feecc04d1b8" office:value-type="string">
            <text:p>Your request to approve account has been sent to ShopClues Merchant Operations Team</text:p>
          </table:table-cell>
          <table:table-cell table:style-name="ACE-0x7feecc04d1b8"/>
          <table:table-cell table:style-name="ACE-0x7feecc04d408"/>
          <table:table-cell table:number-columns-repeated="122" table:style-name="ACE-0x7feecc04cd1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eecc0265d0" table:print="false">
        <office:forms form:automatic-focus="false" form:apply-design-mode="false">
          <form:form/>
        </office:forms>
        <table:table-column table:default-cell-style-name="ACE-0x7feecc04b280" table:style-name="ACOL-3"/>
        <table:table-column table:default-cell-style-name="ACE-0x7feecc04b280" table:style-name="ACOL-4"/>
        <table:table-column table:default-cell-style-name="ACE-0x7feecc04b280" table:style-name="ACOL-5"/>
        <table:table-column table:default-cell-style-name="ACE-0x7feecc04b280" table:style-name="ACOL-3"/>
        <table:table-column table:default-cell-style-name="ACE-0x7feecc04b280" table:style-name="ACOL-6" table:number-columns-repeated="2"/>
        <table:table-column table:default-cell-style-name="ACE-0x7feecc04b280" table:style-name="ACOL-7"/>
        <table:table-column table:default-cell-style-name="ACE-0x7feecc04b280" table:style-name="ACOL-8"/>
        <table:table-column table:default-cell-style-name="ACE-0x7feecc04b280" table:style-name="ACOL-9"/>
        <table:table-column table:default-cell-style-name="ACE-0x7feecc04b280" table:style-name="ACOL-10"/>
        <table:table-column table:default-cell-style-name="ACE-0x7feecc04b280" table:style-name="ACOL-11"/>
        <table:table-column table:default-cell-style-name="ACE-0x7feecc04b280" table:style-name="ACOL-12"/>
        <table:table-column table:default-cell-style-name="ACE-0x7feecc04b280" table:style-name="ACOL-13"/>
        <table:table-column table:default-cell-style-name="ACE-0x7feecc04b280" table:style-name="ACOL-7"/>
        <table:table-column table:default-cell-style-name="ACE-0x7feecc04b280" table:style-name="ACOL-14"/>
        <table:table-column table:default-cell-style-name="ACE-0x7feecc04b280" table:style-name="ACOL-0" table:number-columns-repeated="113"/>
        <table:table-row table:style-name="AROW-2">
          <table:table-cell table:style-name="ACE-0x7feecc04b158" office:value-type="string">
            <text:p>User Name</text:p>
          </table:table-cell>
          <table:table-cell table:style-name="ACE-0x7feecc04b3a8" office:value-type="string">
            <text:p>Login Password</text:p>
          </table:table-cell>
          <table:table-cell table:style-name="ACE-0x7feecc04b3a8" office:value-type="string">
            <text:p>Request Pending Text</text:p>
          </table:table-cell>
          <table:table-cell table:style-name="ACE-0x7feecc04b3a8" office:value-type="string">
            <text:p>Success Message</text:p>
          </table:table-cell>
          <table:table-cell table:style-name="ACE-0x7feecc04b3a8"/>
          <table:table-cell table:style-name="ACE-0x7feecc04b030"/>
          <table:table-cell table:number-columns-repeated="122" table:style-name="ACE-0x7feecc04b280"/>
        </table:table-row>
        <table:table-row table:style-name="AROW-2">
          <table:table-cell table:style-name="ACE-0x7feecc04ab90" office:value-type="string">
            <text:p>test2jenkins@gmail.com</text:p>
          </table:table-cell>
          <table:table-cell table:style-name="ACE-0x7feecc04acb8" office:value-type="float" office:value="123456">
            <text:p>123456</text:p>
          </table:table-cell>
          <table:table-cell table:style-name="ACE-0x7feecc04acb8" office:value-type="string">
            <text:p>Store Approval Pending</text:p>
          </table:table-cell>
          <table:table-cell table:style-name="ACE-0x7feecc04acb8" office:value-type="string">
            <text:p>Your request to approve account has been sent to ShopClues Merchant Operations Team</text:p>
          </table:table-cell>
          <table:table-cell table:style-name="ACE-0x7feecc04acb8"/>
          <table:table-cell table:style-name="ACE-0x7feecc04b4d0"/>
          <table:table-cell table:number-columns-repeated="122" table:style-name="ACE-0x7feecc04b28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eecc0267c0" table:print="false">
        <office:forms form:automatic-focus="false" form:apply-design-mode="false">
          <form:form/>
        </office:forms>
        <table:table-column table:default-cell-style-name="ACE-0x7feecc04ade0" table:style-name="ACOL-3"/>
        <table:table-column table:default-cell-style-name="ACE-0x7feecc04ade0" table:style-name="ACOL-4"/>
        <table:table-column table:default-cell-style-name="ACE-0x7feecc04ade0" table:style-name="ACOL-5"/>
        <table:table-column table:default-cell-style-name="ACE-0x7feecc04ade0" table:style-name="ACOL-3"/>
        <table:table-column table:default-cell-style-name="ACE-0x7feecc04ade0" table:style-name="ACOL-6" table:number-columns-repeated="2"/>
        <table:table-column table:default-cell-style-name="ACE-0x7feecc04ade0" table:style-name="ACOL-7"/>
        <table:table-column table:default-cell-style-name="ACE-0x7feecc04ade0" table:style-name="ACOL-8"/>
        <table:table-column table:default-cell-style-name="ACE-0x7feecc04ade0" table:style-name="ACOL-9"/>
        <table:table-column table:default-cell-style-name="ACE-0x7feecc04ade0" table:style-name="ACOL-10"/>
        <table:table-column table:default-cell-style-name="ACE-0x7feecc04ade0" table:style-name="ACOL-11"/>
        <table:table-column table:default-cell-style-name="ACE-0x7feecc04ade0" table:style-name="ACOL-12"/>
        <table:table-column table:default-cell-style-name="ACE-0x7feecc04ade0" table:style-name="ACOL-13"/>
        <table:table-column table:default-cell-style-name="ACE-0x7feecc04ade0" table:style-name="ACOL-7"/>
        <table:table-column table:default-cell-style-name="ACE-0x7feecc04ade0" table:style-name="ACOL-14"/>
        <table:table-column table:default-cell-style-name="ACE-0x7feecc04ade0" table:style-name="ACOL-0" table:number-columns-repeated="113"/>
        <table:table-row table:style-name="AROW-2">
          <table:table-cell table:style-name="ACE-0x7feecc04bf38" office:value-type="string">
            <text:p>User Name</text:p>
          </table:table-cell>
          <table:table-cell table:style-name="ACE-0x7feecc04c060" office:value-type="string">
            <text:p>Login Password</text:p>
          </table:table-cell>
          <table:table-cell table:style-name="ACE-0x7feecc04c060" office:value-type="string">
            <text:p>Request Pending Text</text:p>
          </table:table-cell>
          <table:table-cell table:style-name="ACE-0x7feecc04c060" office:value-type="string">
            <text:p>Success Message</text:p>
          </table:table-cell>
          <table:table-cell table:style-name="ACE-0x7feecc04c060"/>
          <table:table-cell table:style-name="ACE-0x7feecc04c500"/>
          <table:table-cell table:number-columns-repeated="122" table:style-name="ACE-0x7feecc04ade0"/>
        </table:table-row>
        <table:table-row table:style-name="AROW-2">
          <table:table-cell table:style-name="ACE-0x7feecc04bce8" office:value-type="string">
            <text:p>test2jenkins@gmail.com</text:p>
          </table:table-cell>
          <table:table-cell table:style-name="ACE-0x7feecc04bbc0" office:value-type="float" office:value="123456">
            <text:p>123456</text:p>
          </table:table-cell>
          <table:table-cell table:style-name="ACE-0x7feecc04bbc0" office:value-type="string">
            <text:p>Store Approval Pending</text:p>
          </table:table-cell>
          <table:table-cell table:style-name="ACE-0x7feecc04bbc0" office:value-type="string">
            <text:p>Your request to approve account has been sent to ShopClues Merchant Operations Team</text:p>
          </table:table-cell>
          <table:table-cell table:style-name="ACE-0x7feecc04bbc0"/>
          <table:table-cell table:style-name="ACE-0x7feecc04af08"/>
          <table:table-cell table:number-columns-repeated="122" table:style-name="ACE-0x7feecc04ade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eecc0269b0" table:print="false">
        <office:forms form:automatic-focus="false" form:apply-design-mode="false">
          <form:form/>
        </office:forms>
        <table:table-column table:default-cell-style-name="ACE-0x7feecc04b5f8" table:style-name="ACOL-3"/>
        <table:table-column table:default-cell-style-name="ACE-0x7feecc04b5f8" table:style-name="ACOL-4"/>
        <table:table-column table:default-cell-style-name="ACE-0x7feecc04b5f8" table:style-name="ACOL-5"/>
        <table:table-column table:default-cell-style-name="ACE-0x7feecc04b5f8" table:style-name="ACOL-3"/>
        <table:table-column table:default-cell-style-name="ACE-0x7feecc04b5f8" table:style-name="ACOL-6" table:number-columns-repeated="2"/>
        <table:table-column table:default-cell-style-name="ACE-0x7feecc04b5f8" table:style-name="ACOL-7"/>
        <table:table-column table:default-cell-style-name="ACE-0x7feecc04b5f8" table:style-name="ACOL-8"/>
        <table:table-column table:default-cell-style-name="ACE-0x7feecc04b5f8" table:style-name="ACOL-9"/>
        <table:table-column table:default-cell-style-name="ACE-0x7feecc04b5f8" table:style-name="ACOL-10"/>
        <table:table-column table:default-cell-style-name="ACE-0x7feecc04b5f8" table:style-name="ACOL-11"/>
        <table:table-column table:default-cell-style-name="ACE-0x7feecc04b5f8" table:style-name="ACOL-12"/>
        <table:table-column table:default-cell-style-name="ACE-0x7feecc04b5f8" table:style-name="ACOL-13"/>
        <table:table-column table:default-cell-style-name="ACE-0x7feecc04b5f8" table:style-name="ACOL-7"/>
        <table:table-column table:default-cell-style-name="ACE-0x7feecc04b5f8" table:style-name="ACOL-14"/>
        <table:table-column table:default-cell-style-name="ACE-0x7feecc04b5f8" table:style-name="ACOL-0" table:number-columns-repeated="113"/>
        <table:table-row table:style-name="AROW-2">
          <table:table-cell table:style-name="ACE-0x7feecc04b720" office:value-type="string">
            <text:p>User Name</text:p>
          </table:table-cell>
          <table:table-cell table:style-name="ACE-0x7feecc04c750" office:value-type="string">
            <text:p>Login Password</text:p>
          </table:table-cell>
          <table:table-cell table:style-name="ACE-0x7feecc04c750" office:value-type="string">
            <text:p>Request Pending Text</text:p>
          </table:table-cell>
          <table:table-cell table:style-name="ACE-0x7feecc04c750" office:value-type="string">
            <text:p>Success Message</text:p>
          </table:table-cell>
          <table:table-cell table:style-name="ACE-0x7feecc04c750"/>
          <table:table-cell table:style-name="ACE-0x7feecc04c2b0"/>
          <table:table-cell table:number-columns-repeated="122" table:style-name="ACE-0x7feecc04b5f8"/>
        </table:table-row>
        <table:table-row table:style-name="AROW-2">
          <table:table-cell table:style-name="ACE-0x7feecc04c878" office:value-type="string">
            <text:p>test2jenkins@gmail.com</text:p>
          </table:table-cell>
          <table:table-cell table:style-name="ACE-0x7feecc04c188" office:value-type="float" office:value="123456">
            <text:p>123456</text:p>
          </table:table-cell>
          <table:table-cell table:style-name="ACE-0x7feecc04c188" office:value-type="string">
            <text:p>Store Approval Pending</text:p>
          </table:table-cell>
          <table:table-cell table:style-name="ACE-0x7feecc04c188" office:value-type="string">
            <text:p>Your request to approve account has been sent to ShopClues Merchant Operations Team</text:p>
          </table:table-cell>
          <table:table-cell table:style-name="ACE-0x7feecc04c188"/>
          <table:table-cell table:style-name="ACE-0x7feecc04d530"/>
          <table:table-cell table:number-columns-repeated="122" table:style-name="ACE-0x7feecc04b5f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eecbfd9d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cbff3e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cbfb14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cc6c14e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cc7cde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eecc800e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eecc026000" style:display-name="TestCase" style:page-layout-name="pl-0x7feecbfd9d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cc0261f0" style:display-name="MQA1_TestData" style:page-layout-name="pl-0x7feecbff3e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cc0263e0" style:display-name="MQA2_TestData" style:page-layout-name="pl-0x7feecbfb14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cc0265d0" style:display-name="MQA3_TestData" style:page-layout-name="pl-0x7feecc6c14e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cc0267c0" style:display-name="MQA4_TestData" style:page-layout-name="pl-0x7feecc7cde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eecc0269b0" style:display-name="MQA5_TestData" style:page-layout-name="pl-0x7feecc800e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2:30:42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